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333333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3cm"/>
    </style:style>
    <style:style style:name="gr7" style:family="graphic" style:parent-style-name="standard">
      <style:graphic-properties draw:stroke="none" svg:stroke-color="#000000" draw:fill="none" draw:fill-color="#ffffff" fo:min-height="0.39cm"/>
    </style:style>
    <style:style style:name="gr8" style:family="graphic" style:parent-style-name="standard">
      <style:graphic-properties draw:stroke="none" draw:fill="none" fo:min-height="0.39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57cm" svg:height="10.789cm" draw:transform="skewX (0.0006981317007976) rotate (3.1415926535892) translate (9.057cm 11.784cm)">
          <text:p/>
        </draw:rect>
        <draw:rect draw:style-name="gr2" draw:text-style-name="P1" draw:layer="layout" svg:width="2.159cm" svg:height="1.016cm" draw:transform="rotate (-3.13478586950761) translate (9.028cm 11.78cm)">
          <text:p/>
        </draw:rect>
        <draw:rect draw:style-name="gr2" draw:text-style-name="P1" draw:layer="layout" svg:width="2.159cm" svg:height="1.016cm" draw:transform="rotate (-3.13478586950761) translate (3.166cm 11.765cm)">
          <text:p/>
        </draw:rect>
        <draw:rect draw:style-name="gr2" draw:text-style-name="P1" draw:layer="layout" svg:width="2.159cm" svg:height="1.016cm" draw:transform="rotate (-3.13478586950761) translate (3.156cm 2.016cm)">
          <text:p/>
        </draw:rect>
        <draw:rect draw:style-name="gr2" draw:text-style-name="P1" draw:layer="layout" svg:width="2.159cm" svg:height="1.016cm" draw:transform="rotate (-3.13478586950761) translate (9.055cm 2.02cm)">
          <text:p/>
        </draw:rect>
        <draw:rect draw:style-name="gr1" draw:text-style-name="P1" draw:layer="layout" svg:width="2.54cm" svg:height="6.35cm" draw:transform="rotate (-3.13478586950761) translate (5.994cm 7.335cm)">
          <text:p/>
        </draw:rect>
        <draw:rect draw:style-name="gr1" draw:text-style-name="P1" draw:layer="layout" svg:width="7.747cm" svg:height="2.032cm" draw:transform="rotate (-3.13478586950761) translate (9.014cm 9.523cm)">
          <text:p/>
        </draw:rect>
        <draw:rect draw:style-name="gr1" draw:text-style-name="P1" draw:layer="layout" svg:width="1.778cm" svg:height="2.032cm" draw:transform="rotate (-3.13478586950761) translate (6.689cm 11.737cm)">
          <text:p/>
        </draw:rect>
        <draw:rect draw:style-name="gr1" draw:text-style-name="P1" draw:layer="layout" svg:width="1.009cm" svg:height="2.118cm" draw:transform="skewX (0.0033161255787886) rotate (-1.57079632679579) translate (8.679cm 2.47cm)">
          <text:p/>
        </draw:rect>
        <draw:rect draw:style-name="gr1" draw:text-style-name="P1" draw:layer="layout" svg:width="2.032cm" svg:height="3.683cm" draw:transform="skewX (0.0059341194567796) rotate (-3.13565853413361) translate (8.609cm 7.357cm)">
          <text:p/>
        </draw:rect>
        <draw:rect draw:style-name="gr1" draw:text-style-name="P1" draw:layer="layout" svg:width="0.599cm" svg:height="1.651cm" draw:transform="skewX (0.0115191730631604) rotate (1.59243840951933) translate (1.296cm 4.683cm)">
          <text:p/>
        </draw:rect>
        <draw:rect draw:style-name="gr1" draw:text-style-name="P1" draw:layer="layout" svg:width="2.032cm" svg:height="0.762cm" svg:x="1cm" svg:y="2.27cm">
          <text:p/>
        </draw:rect>
        <draw:rect draw:style-name="gr1" draw:text-style-name="P1" draw:layer="layout" svg:width="2.032cm" svg:height="0.762cm" svg:x="1cm" svg:y="9.832cm">
          <text:p/>
        </draw:rect>
        <draw:rect draw:style-name="gr1" draw:text-style-name="P2" draw:layer="layout" svg:width="0.889cm" svg:height="1.651cm" draw:transform="rotate (1.58598069128695) translate (1.296cm 6.981cm)">
          <text:p/>
        </draw:rect>
        <draw:frame draw:style-name="gr3" draw:text-style-name="P3" draw:layer="layout" svg:width="2.509cm" svg:height="0.725cm" svg:x="3.379cm" svg:y="3.159cm">
          <draw:text-box>
            <text:p><text:span text:style-name="T1">MKR 1010</text:span></text:p>
          </draw:text-box>
        </draw:frame>
        <draw:frame draw:style-name="gr4" draw:text-style-name="P3" draw:layer="layout" svg:width="2.039cm" svg:height="0.725cm" svg:x="6.561cm" svg:y="2.661cm">
          <draw:text-box>
            <text:p><text:span text:style-name="T1">DS3234</text:span></text:p>
          </draw:text-box>
        </draw:frame>
        <draw:frame draw:style-name="gr5" draw:text-style-name="P3" draw:layer="layout" svg:width="1.768cm" svg:height="0.725cm" svg:x="6.588cm" svg:y="4.683cm">
          <draw:text-box>
            <text:p><text:span text:style-name="T1">HX711</text:span></text:p>
          </draw:text-box>
        </draw:frame>
        <draw:frame draw:style-name="gr6" draw:text-style-name="P3" draw:layer="layout" svg:width="2.263cm" svg:height="0.725cm" svg:x="1cm" svg:y="6.209cm">
          <draw:text-box>
            <text:p><text:span text:style-name="T1">DISPLAY</text:span></text:p>
          </draw:text-box>
        </draw:frame>
        <draw:frame draw:style-name="gr7" draw:text-style-name="P4" draw:layer="layout" svg:width="2.113cm" svg:height="0.64cm" svg:x="1.046cm" svg:y="4.175cm">
          <draw:text-box>
            <text:p><text:span text:style-name="T2">SWITCH1</text:span></text:p>
          </draw:text-box>
        </draw:frame>
        <draw:rect draw:style-name="gr1" draw:text-style-name="P1" draw:layer="layout" svg:width="0.599cm" svg:height="1.651cm" draw:transform="skewX (0.0115191730631604) rotate (1.59243840951933) translate (1.296cm 5.583cm)">
          <text:p/>
        </draw:rect>
        <draw:frame draw:style-name="gr8" draw:text-style-name="P4" draw:layer="layout" svg:width="2.106cm" svg:height="0.641cm" svg:x="1.021cm" svg:y="4.922cm">
          <draw:text-box>
            <text:p><text:span text:style-name="T2">SWITCH2</text:span></text:p>
          </draw:text-box>
        </draw:frame>
        <draw:rect draw:style-name="gr1" draw:text-style-name="P1" draw:layer="layout" svg:width="1.143cm" svg:height="0.254cm" draw:transform="rotate (1.57777764380258) translate (1.302cm 3.885cm)">
          <text:p/>
        </draw:rect>
        <draw:rect draw:style-name="gr1" draw:text-style-name="P1" draw:layer="layout" svg:width="1.143cm" svg:height="0.254cm" draw:transform="rotate (1.57777764380258) translate (1.702cm 3.886cm)">
          <text:p/>
        </draw:rect>
        <draw:rect draw:style-name="gr1" draw:text-style-name="P1" draw:layer="layout" svg:width="1.143cm" svg:height="0.254cm" draw:transform="rotate (1.57777764380258) translate (2.102cm 3.887cm)">
          <text:p/>
        </draw:rect>
        <draw:rect draw:style-name="gr1" draw:text-style-name="P1" draw:layer="layout" svg:width="1.143cm" svg:height="0.254cm" draw:transform="rotate (1.57777764380258) translate (2.502cm 3.888cm)">
          <text:p/>
        </draw:rect>
        <draw:rect draw:style-name="gr1" draw:text-style-name="P1" draw:layer="layout" svg:width="1.143cm" svg:height="0.254cm" draw:transform="rotate (1.57777764380258) translate (2.902cm 3.889cm)">
          <text:p/>
        </draw:rect>
        <draw:rect draw:style-name="gr1" draw:text-style-name="P1" draw:layer="layout" svg:width="3.683cm" svg:height="1.143cm" svg:x="1cm" svg:y="14.854cm">
          <text:p/>
        </draw:rect>
        <draw:rect draw:style-name="gr1" draw:text-style-name="P1" draw:layer="layout" svg:width="3.683cm" svg:height="1.143cm" svg:x="1.001cm" svg:y="15.955cm">
          <text:p/>
        </draw:rect>
        <draw:rect draw:style-name="gr1" draw:text-style-name="P1" draw:layer="layout" svg:width="0.381cm" svg:height="0.508cm" svg:x="1cm" svg:y="17.094cm">
          <text:p/>
        </draw:rect>
        <draw:rect draw:style-name="gr1" draw:text-style-name="P1" draw:layer="layout" svg:width="3.683cm" svg:height="1.143cm" svg:x="1.001cm" svg:y="13.755cm">
          <text:p/>
        </draw:rect>
        <draw:line draw:style-name="gr9" draw:text-style-name="P1" draw:layer="layout" svg:x1="4.81cm" svg:y1="13.8cm" svg:x2="6.08cm" svg:y2="13.8cm">
          <text:p/>
        </draw:line>
        <draw:line draw:style-name="gr9" draw:text-style-name="P1" draw:layer="layout" svg:x1="1.381cm" svg:y1="17.637cm" svg:x2="6.08cm" svg:y2="17.6cm">
          <text:p/>
        </draw:line>
        <draw:line draw:style-name="gr10" draw:text-style-name="P1" draw:layer="layout" svg:x1="5.572cm" svg:y1="15.224cm" svg:x2="5.572cm" svg:y2="13.827cm">
          <text:p/>
        </draw:line>
        <draw:line draw:style-name="gr11" draw:text-style-name="P5" draw:layer="layout" svg:x1="5.572cm" svg:y1="15.732cm" svg:x2="5.572cm" svg:y2="17.51cm">
          <text:p/>
        </draw:line>
        <draw:frame draw:style-name="gr12" draw:layer="layout" svg:width="2.136cm" svg:height="0.64cm" svg:x="5.318cm" svg:y="15.224cm">
          <draw:text-box>
            <text:p text:style-name="P1"><text:span text:style-name="T2">1.439 high</text:span></text:p>
          </draw:text-box>
        </draw:frame>
        <draw:line draw:style-name="gr13" draw:text-style-name="P1" draw:layer="layout" svg:x1="2.397cm" svg:y1="13.7cm" svg:x2="2.397cm" svg:y2="14.843cm">
          <text:p/>
        </draw:line>
        <draw:frame draw:style-name="gr12" draw:text-style-name="P4" draw:layer="layout" svg:width="1.184cm" svg:height="0.64cm" svg:x="2.651cm" svg:y="14.081cm">
          <draw:text-box>
            <text:p><text:span text:style-name="T2">.432</text:span></text:p>
          </draw:text-box>
        </draw:frame>
        <draw:frame draw:style-name="gr12" draw:text-style-name="P4" draw:layer="layout" svg:width="1.184cm" svg:height="0.64cm" svg:x="1.381cm" svg:y="17.002cm">
          <draw:text-box>
            <text:p><text:span text:style-name="T2">.173</text:span></text:p>
          </draw:text-box>
        </draw:frame>
        <draw:line draw:style-name="gr10" draw:text-style-name="P1" draw:layer="layout" svg:x1="1.762cm" svg:y1="16.24cm" svg:x2="1.762cm" svg:y2="17.129cm">
          <text:p/>
        </draw:line>
        <draw:line draw:style-name="gr10" draw:text-style-name="P1" draw:layer="layout" svg:x1="1.762cm" svg:y1="18.526cm" svg:x2="1.762cm" svg:y2="17.6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2-19T16:08:45.35</meta:creation-date>
    <dc:date>2022-03-02T16:02:43.38</dc:date>
    <dc:creator>Jerry Smith</dc:creator>
    <meta:editing-duration>P7DT15H20M</meta:editing-duration>
    <meta:editing-cycles>4</meta:editing-cycles>
    <meta:generator>OpenOffice/4.1.10$Win32 OpenOffice.org_project/4110m2$Build-9807</meta:generator>
    <meta:document-statistic meta:object-count="40"/>
  </office:meta>
</office:document-meta>
</file>